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7" style:family="table-row">
      <style:table-row-properties style:row-height="0.1717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5" style:family="table-row">
      <style:table-row-properties style:row-height="0.202in" fo:break-before="auto" style:use-optimal-row-height="true"/>
    </style:style>
    <style:style style:name="ro16" style:family="table-row">
      <style:table-row-properties style:row-height="0.1756in" fo:break-before="auto" style:use-optimal-row-height="true"/>
    </style:style>
    <style:style style:name="ro18" style:family="table-row">
      <style:table-row-properties style:row-height="0.1689in" fo:break-before="auto" style:use-optimal-row-height="true"/>
    </style:style>
    <style:style style:name="ro19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5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6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8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8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8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6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6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8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8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8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6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8">
          <table:table-cell table:number-columns-repeated="16"/>
        </table:table-row>
        <table:table-row table:style-name="ro18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8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8" table:number-rows-repeated="1048478">
          <table:table-cell table:number-columns-repeated="16"/>
        </table:table-row>
        <table:table-row table:style-name="ro18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7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17"/>
          <table:table-cell table:number-columns-repeated="6"/>
          <table:table-cell table:style-name="ce25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15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6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ի Գ․</text:p>
          </table:table-cell>
          <table:table-cell office:value-type="string">
            <text:p>5000(3050)</text:p>
          </table:table-cell>
          <table:table-cell table:style-name="ce37" office:value-type="float" office:value="4000">
            <text:p>4000</text:p>
          </table:table-cell>
        </table:table-row>
        <table:table-row table:style-name="ro18">
          <table:table-cell/>
          <table:table-cell table:style-name="ce2"/>
          <table:table-cell table:number-columns-repeated="5"/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</table:table-row>
        <table:table-row table:style-name="ro18">
          <table:table-cell/>
          <table:table-cell table:style-name="ce2"/>
          <table:table-cell table:number-columns-repeated="5"/>
          <table:table-cell table:style-name="ce30" table:formula="of:=SUM([.B16:.F16])" office:value-type="float" office:value="1953.0303030303">
            <text:p>1953.0303030303</text:p>
          </table:table-cell>
          <table:table-cell office:value-type="string">
            <text:p>Արմենուհի</text:p>
          </table:table-cell>
          <table:table-cell office:value-type="string">
            <text:p>20000(6000)</text:p>
          </table:table-cell>
          <table:table-cell office:value-type="string">
            <text:p>50000(salary)</text:p>
          </table:table-cell>
        </table:table-row>
        <table:table-row table:style-name="ro18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39" office:value-type="string">
            <text:p>3000(400)</text:p>
          </table:table-cell>
          <table:table-cell office:value-type="string">
            <text:p>50000(daily expenses)</text:p>
          </table:table-cell>
        </table:table-row>
        <table:table-row table:style-name="ro18">
          <table:table-cell/>
          <table:table-cell table:style-name="ce2"/>
          <table:table-cell table:number-columns-repeated="5"/>
          <table:table-cell table:formula="of:=SUM([.B16:.F16])" office:value-type="float" office:value="1953.0303030303">
            <text:p>1953.0303030303</text:p>
          </table:table-cell>
          <table:table-cell office:value-type="string">
            <text:p>Արեգ</text:p>
          </table:table-cell>
          <table:table-cell office:value-type="string">
            <text:p>20000(10000)</text:p>
          </table:table-cell>
          <table:table-cell/>
        </table:table-row>
        <table:table-row table:style-name="ro18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</table:table-row>
        <table:table-row table:style-name="ro18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float" office:value="4400">
            <text:p>4400</text:p>
          </table:table-cell>
          <table:table-cell/>
        </table:table-row>
        <table:table-row table:style-name="ro18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Ն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8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սմիկ Դ․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8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</table:table-row>
        <table:table-row table:style-name="ro18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953.0303030303">
            <text:p>1953.0303030303</text:p>
          </table:table-cell>
          <table:table-cell office:value-type="string">
            <text:p>Ժոզեֆ</text:p>
          </table:table-cell>
          <table:table-cell office:value-type="string">
            <text:p>15000(5000)</text:p>
          </table:table-cell>
          <table:table-cell/>
        </table:table-row>
        <table:table-row table:style-name="ro18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8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953.0303030303">
            <text:p>1953.0303030303</text:p>
          </table:table-cell>
          <table:table-cell office:value-type="string">
            <text:p>Արծվի</text:p>
          </table:table-cell>
          <table:table-cell office:value-type="string">
            <text:p>5400(0)</text:p>
          </table:table-cell>
          <table:table-cell/>
        </table:table-row>
        <table:table-row table:style-name="ro18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</text:p>
          </table:table-cell>
          <table:table-cell/>
        </table:table-row>
        <table:table-row table:style-name="ro18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10" office:value-type="float" office:value="450">
            <text:p>45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8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8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8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8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8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2" office:value-type="string">
            <text:p><text:span text:style-name="T1">3rd</text:span></text:p>
          </table:table-cell>
          <table:table-cell office:value-type="float" office:value="4800">
            <text:p>4800</text:p>
          </table:table-cell>
          <table:table-cell table:number-columns-repeated="4"/>
          <table:table-cell table:formula="of:=SUM([.B40:.F40])" office:value-type="float" office:value="4800">
            <text:p>4800</text:p>
          </table:table-cell>
          <table:table-cell table:style-name="ce8" table:formula="of:=SUM([.B54:.D54];[.F54])" office:value-type="float" office:value="436.363636363636">
            <text:p>436.3636363636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8" table:formula="of:=SUM([.B54:.F54])" office:value-type="float" office:value="436.363636363636">
            <text:p>436.3636363636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30" table:formula="of:=SUM([.B54:.F54])" office:value-type="float" office:value="436.363636363636">
            <text:p>436.3636363636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30" table:formula="of:=SUM([.B54:.F54])" office:value-type="float" office:value="436.363636363636">
            <text:p>436.3636363636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D54:.F54])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54:.F54])" office:value-type="float" office:value="436.363636363636">
            <text:p>436.3636363636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54];[.D54];[.E54])" office:value-type="float" office:value="436.363636363636">
            <text:p>436.3636363636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54:.F54])" office:value-type="float" office:value="436.363636363636">
            <text:p>436.3636363636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54:.F54])" office:value-type="float" office:value="436.363636363636">
            <text:p>436.3636363636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54])" office:value-type="float" office:value="436.363636363636">
            <text:p>436.3636363636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8">
          <table:table-cell/>
          <table:table-cell office:value-type="string">
            <text:p>- Սարգիս</text:p>
          </table:table-cell>
          <table:table-cell/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54:.F54])" office:value-type="float" office:value="436.363636363636">
            <text:p>436.3636363636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8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8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/>
          <table:table-cell table:style-name="Default" table:formula="of:=SUM([.B54:.F54])" office:value-type="float" office:value="436.363636363636">
            <text:p>436.3636363636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8">
          <table:table-cell/>
          <table:table-cell table:style-name="ce2" table:formula="of:=[.B40]/11" office:value-type="float" office:value="436.363636363636">
            <text:p>436.3636363636</text:p>
          </table:table-cell>
          <table:table-cell table:style-name="ce2" table:formula="of:=[.C40]/9" office:value-type="float" office:value="0">
            <text:p>0</text:p>
          </table:table-cell>
          <table:table-cell table:style-name="ce2" table:formula="of:=[.D40]/11" office:value-type="float" office:value="0">
            <text:p>0</text:p>
          </table:table-cell>
          <table:table-cell table:style-name="ce2" table:formula="of:=[.E40]/10" office:value-type="float" office:value="0">
            <text:p>0</text:p>
          </table:table-cell>
          <table:table-cell table:style-name="ce2" table:formula="of:=[.F40]/10" office:value-type="float" office:value="0">
            <text:p>0</text:p>
          </table:table-cell>
          <table:table-cell table:style-name="Default"/>
          <table:table-cell table:style-name="ce41" table:formula="of:=SUM([.H40:.H53])" office:value-type="float" office:value="4800">
            <text:p>48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9/22/2015</text:date>, <text:time>11:3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22T11:31:20</dc:date>
    <meta:editing-duration>P1DT10H39M41S</meta:editing-duration>
    <meta:editing-cycles>854</meta:editing-cycles>
    <meta:generator>OpenOffice/4.1.1$Unix OpenOffice.org_project/411m6$Build-9775</meta:generator>
    <dc:creator>employee employee</dc:creator>
    <meta:document-statistic meta:table-count="7" meta:cell-count="2057" meta:object-count="0"/>
  </office:meta>
</office:document-meta>
</file>